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xedVerificationInOrderTest.shouldVerifyDetectAllChunksOfInvocationThatExistInManyChu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laxedVerificationInOrderTest.shouldVerifyInOrderAll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xedVerificationInOrderTest.shouldVerifySecondAndLastInvocationWhenAtLeastOnce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xedVerificationInOrderTest.shouldAllowTimesZeroButOnlyIn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laxedVerificationInOrderTest.shouldAllowFirstChunkBeforeLast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laxedVerificationInOrderTest.shouldVerifyMockTwoCalledAtLea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xedVerificationInOrderTest.shouldVerifyInOrderOnlyMock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laxedVerificationInOrderTest.shouldFailOnWrongMethodCalledOnMock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laxedVerificationInOrderTest.shouldVerifyInOrderOnlyTwo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xedVerificationInOrderTest.shouldFailWhenMockTwoWantedZero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laxedVerificationInOrderTest.shouldFailOnLastAndFirstInWrong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xedVerificationInOrderTest.shouldVerifyInOrderMockTwoAndTh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axedVerificationInOrderTest.shouldVerifyInteractionsFromAllChunksWhenAtLeastOnce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laxedVerificationInOrderTest.shouldFailOnLastTwoInvocationsInWrong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xedVerificationInOrderTest.shouldVerifyDetectFirstChunkOfInvocationThatExistInManyChu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laxedVerificationInOrderTest.shouldFailTimesZeroIn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xedVerificationInOrderTest.shouldPassOnCombinationOfTimesAndAtLea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axedVerificationInOrderTest.shouldVerifyInOrderMockOneAndTh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axedVerificationInOrderTest.shouldFailVerificationOfNonFirstChu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laxedVerificationInOrderTest.shouldFailOnWrongMethodAfterLast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xedVerificationInOrderTest.shouldVerifySecondAndLas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xedVerificationInOr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laxedVerificationInOrderTest.shouldVerifyInteractionsFromFirstChu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xedVerificationInOrderTest.shouldVerifyMockTwoCalled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xedVerificationInOrderTest.shouldVerifyLas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xedVerificationInOrderTest.shouldAllowAllChunksBeforeLas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laxedVerificationInOrderTest.shouldVerifyInOrderAndBeRela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laxedVerificationInOrderTest.shouldPassOnEdgyCombinationOfTimesAndAtLea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